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ae18" officeooo:paragraph-rsid="0012ae18"/>
    </style:style>
    <style:style style:name="P2" style:family="paragraph" style:parent-style-name="Standard">
      <style:text-properties officeooo:rsid="00138913" officeooo:paragraph-rsid="00138913"/>
    </style:style>
    <style:style style:name="P3" style:family="paragraph" style:parent-style-name="Standard">
      <style:text-properties fo:font-weight="bold" officeooo:rsid="001409f7" officeooo:paragraph-rsid="001409f7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8913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38913"/>
    </style:style>
    <style:style style:name="T6" style:family="text">
      <style:text-properties officeooo:rsid="001409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RST SCREEN</text:p>
      <text:p text:style-name="P3">Insert spaceship vignette to the side</text:p>
      <text:p text:style-name="P3"/>
      <text:p text:style-name="P1">Your eyes are closed as you hear a vacuum seal break open around you. <text:s/>You open your eyes to see that you are in a glass chamber of some sort and you have tubes running all around you. <text:s/>Ahead of you is a kindly old man in a white lab coat. <text:s/></text:p>
      <text:p text:style-name="P1"><text:tab/>“Hello [<text:span text:style-name="T5">name</text:span>], I hope you had a nice nap. <text:s/><text:span text:style-name="T6">My name is Professor Blitz and w</text:span>e’ve arrived at our destination in the Glip-Glop Galaxy.”</text:p>
      <text:p text:style-name="P1"><text:tab/>“How long have I been asleep?” you ask in a groggy voice.</text:p>
      <text:p text:style-name="P1"><text:tab/>“Just over 8 months” the doctor replies.</text:p>
      <text:p text:style-name="P1">You recall that you are in an intergalactic space ship “<text:span text:style-name="T1">The Pillar of Autumn” </text:span><text:span text:style-name="T2">and that you are a [class] assigned to an exploration team to find new foods to bring back to Earth.</text:span></text:p>
      <text:p text:style-name="P1"><text:span text:style-name="T2"><text:tab/>“Are you ready to meet with your team and get started?” </text:span><text:span text:style-name="T3">the doctor asks.</text:span></text:p>
      <text:p text:style-name="P1"><text:span text:style-name="T3"><text:tab/>“I sure am!” you reply excitedly.</text:span></text:p>
      <text:p text:style-name="P2"><text:span text:style-name="T2">You are ushered out of the cryogenic pod to the crew quarters where you see two other individuals. <text:s/>One looks like an ordinary human with all the appropriate appendages, and the other looks like an octopus floating through the air inside of an air bubble.</text:span></text:p>
      <text:p text:style-name="P2"><text:span text:style-name="T2"><text:tab/>“Hello, my name is Quinn. <text:s/>It’s a pleasure to meet you.” says the ordinary looking human.</text:span></text:p>
      <text:p text:style-name="P2"><text:span text:style-name="T2"><text:tab/>“AWDhawdnADH” says the floating octopus. <text:s/>Almost at the same time you hear a voice in your <text:tab/>head say “Hello, my name is Otto, I look forward to working with you.”</text:span></text:p>
      <text:p text:style-name="P2"><text:span text:style-name="T2"><text:tab/>“That’s right” you think to yourself, “I have a universal translator implanted in the speech-<text:tab/>center of my brain.” <text:s/>How convenient for you.</text:span></text:p>
      <text:p text:style-name="P2"><text:span text:style-name="T2">You greet both team members and introduce yourself as [name], [class] extraordinaire! <text:s/>Quinn seems impressed to have such an esteemed [class] on the team. Otto has no facial expressions, but you think that one of the tentacles flicked a little bit. <text:s/>A good sign, you’re sure.</text:span></text:p>
      <text:p text:style-name="P2"><text:span text:style-name="T2"/></text:p>
      <text:p text:style-name="P3"><text:span text:style-name="T2">CHOICES</text:span></text:p>
      <text:p text:style-name="P3"><text:span text:style-name="T4">1. Direct your team to head to the shuttle bay, so that you may all get to work immediately finding all the delicious foods on the alien planet.</text:span></text:p>
      <text:p text:style-name="P3"><text:span text:style-name="T4"/></text:p>
      <text:p text:style-name="P3"><text:span text:style-name="T4">2. Ask the doctor what kinds of foods you’ll be looking for to bring back to Earth and what purpose they might serve the human race.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14:39:37.468000000</meta:creation-date>
    <meta:generator>LibreOffice/7.1.6.2$Windows_X86_64 LibreOffice_project/0e133318fcee89abacd6a7d077e292f1145735c3</meta:generator>
    <dc:date>2022-11-18T15:06:14.236000000</dc:date>
    <meta:editing-duration>PT5M55S</meta:editing-duration>
    <meta:editing-cycles>1</meta:editing-cycles>
    <meta:document-statistic meta:table-count="0" meta:image-count="0" meta:object-count="0" meta:page-count="1" meta:paragraph-count="17" meta:word-count="371" meta:character-count="2013" meta:non-whitespace-character-count="1639"/>
  </office:meta>
</office:document-meta>
</file>